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MatchEvent.getCorrel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MatchEvent.setCorrelationKey( CorrelationKey correl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Match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MatchEvent.CorrelationMatchEvent( QName processName , QName processId , Long processInstanceId , CorrelationKey correl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